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;[.J2])" office:value-type="float" office:value="91500" calcext:value-type="float">
            <text:p>91500</text:p>
          </table:table-cell>
          <table:table-cell/>
          <table:table-cell table:formula="of:=[.M5]+60000" office:value-type="float" office:value="180000" calcext:value-type="float">
            <text:p>18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20000" calcext:value-type="float">
            <text:p>120000</text:p>
          </table:table-cell>
          <table:table-cell/>
          <table:table-cell table:style-name="ce15" table:formula="of:=[.K31]-[.O4]" office:value-type="float" office:value="15600" calcext:value-type="float">
            <text:p>15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28500" calcext:value-type="float">
            <text:p>28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1834.7826086956" calcext:value-type="float">
            <text:p>41834.7826086956</text:p>
          </table:table-cell>
          <table:table-cell table:style-name="ce29" office:value-type="float" office:value="15600" calcext:value-type="float">
            <text:p>15600</text:p>
          </table:table-cell>
          <table:table-cell/>
          <table:table-cell table:formula="of:=SUM([.K5:.K29])" office:value-type="float" office:value="195600" calcext:value-type="float">
            <text:p>195600</text:p>
          </table:table-cell>
          <table:table-cell table:number-columns-repeated="4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2:14:04.798871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9T12:14:50.285428988</dc:date>
    <meta:editing-duration>P9DT8H14M52S</meta:editing-duration>
    <meta:editing-cycles>2951</meta:editing-cycles>
    <meta:generator>LibreOffice/4.2.8.2$Linux_X86_64 LibreOffice_project/420m0$Build-2</meta:generator>
    <meta:document-statistic meta:table-count="17" meta:cell-count="7923" meta:object-count="0"/>
  </office:meta>
</office:document-meta>
</file>